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LLAVICENCIO GONZALES, NARLY YAQUELIN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UAREZ VASQUEZ, JOSE WIL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2657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1</text:p>
          </table:table-cell>
          <table:table-cell table:style-name="Tableau1.A2" office:value-type="string">
            <text:p text:style-name="P14">28</text:p>
          </table:table-cell>
          <table:table-cell table:style-name="Tableau1.D2" office:value-type="string">
            <text:p text:style-name="P13">114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3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9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1:04:2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